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10.1153in" table:align="margins"/>
    </style:style>
    <style:style style:name="TABLA_5f_ITEMS.A" style:display-name="TABLA_ITEMS.A" style:family="table-column">
      <style:table-column-properties style:column-width="3.3715in" style:rel-column-width="21845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180869" style:font-name-asian="Arial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7d500" officeooo:paragraph-rsid="0027d500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7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8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b869f" officeooo:paragraph-rsid="002b869f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b869f" officeooo:paragraph-rsid="002b869f" style:font-name-asian="Arial" style:font-size-asian="8pt" style:font-name-complex="Arial" style:font-size-complex="8pt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3" style:family="paragraph" style:parent-style-name="Standard" style:master-page-name="Page_20_Style_20_1">
      <style:paragraph-properties fo:margin-left="0in" fo:margin-right="0in" fo:text-align="center" style:justify-single-word="false" fo:text-indent="0.4925in" style:auto-text-indent="false" style:page-number="auto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d0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atro Nacional Cervantes</text:p>
      <text:p text:style-name="P7">Listado <text:span text:style-name="T3">de todos los items</text:span></text:p>
      <text:p text:style-name="P2"/>
      <text:p text:style-name="P6"><text:span text:style-name="T1">Fecha</text:span><text:span text:style-name="T2">: [FECHA]</text:span></text:p>
      <text:p text:style-name="P3"/>
      <text:p text:style-name="P8"/>
      <table:table table:name="TABLA_ITEMS" table:style-name="TABLA_5f_ITEMS">
        <table:table-column table:style-name="TABLA_5f_ITEMS.A" table:number-columns-repeated="3"/>
        <table:table-row table:style-name="TABLA_5f_ITEMS.1">
          <table:table-cell table:style-name="TABLA_5f_ITEMS.A1" office:value-type="string">
            <text:p text:style-name="P9">Clase</text:p>
          </table:table-cell>
          <table:table-cell table:style-name="TABLA_5f_ITEMS.A1" office:value-type="string">
            <text:p text:style-name="P10">Codigo</text:p>
          </table:table-cell>
          <table:table-cell table:style-name="TABLA_5f_ITEMS.C1" office:value-type="string">
            <text:p text:style-name="P10">Nombre</text:p>
          </table:table-cell>
        </table:table-row>
        <table:table-row table:style-name="TABLA_5f_ITEMS.1">
          <table:table-cell table:style-name="TABLA_5f_ITEMS.A2" office:value-type="string">
            <text:p text:style-name="P11">[CLASE]</text:p>
          </table:table-cell>
          <table:table-cell table:style-name="TABLA_5f_ITEMS.B2" office:value-type="string">
            <text:p text:style-name="P12">[CODIGO]</text:p>
          </table:table-cell>
          <table:table-cell table:style-name="TABLA_5f_ITEMS.C2" office:value-type="string">
            <text:p text:style-name="P12">[NOMBRE]</text:p>
          </table:table-cell>
        </table:table-row>
      </table:table>
      <text:p text:style-name="P4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393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098in" fo:margin-left="0in" fo:margin-right="0in" fo:margin-bottom="0.5in" style:shadow="none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2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>
      <style:header-first>
        <text:p text:style-name="Header"><draw:frame draw:style-name="Mfr1" draw:name="Image4" text:anchor-type="paragraph" svg:x="4.15in" svg:y="-0.3937in" svg:width="1.398in" svg:height="0.9008in" draw:z-index="0"><draw:image xlink:href="Pictures/1000000000000119000000B3A9F37FC0.png" xlink:type="simple" xlink:show="embed" xlink:actuate="onLoad"/></draw:frame></text:p>
      </style:header-first>
      <style:header-left>
        <text:p text:style-name="Header"><draw:frame draw:style-name="Mfr1" draw:name="Image3" text:anchor-type="paragraph" svg:x="4.15in" svg:y="-0.3937in" svg:width="1.7701in" svg:height="1.1402in" draw:z-index="0"><draw:image xlink:href="Pictures/1000000000000119000000B3A9F37FC0.png" xlink:type="simple" xlink:show="embed" xlink:actuate="onLoad"/></draw:frame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2T16:20:49.684550627</dc:date>
    <meta:generator>LibreOffice/4.4.6.3$Linux_X86_64 LibreOffice_project/40m0$Build-3</meta:generator>
    <meta:editing-duration>PT9M2S</meta:editing-duration>
    <meta:editing-cycles>30</meta:editing-cycles>
    <dc:creator>gsantacruz </dc:creator>
    <meta:document-statistic meta:table-count="1" meta:image-count="3" meta:object-count="0" meta:page-count="1" meta:paragraph-count="9" meta:word-count="16" meta:character-count="105" meta:non-whitespace-character-count="98"/>
  </office:meta>
</office:document-meta>
</file>